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Opponent is requesting a new game&gt;</text:p>
      <text:p text:style-name="Standard">Liam shuffles library</text:p>
      <text:p text:style-name="Standard">Liam draws 0 cards</text:p>
      <text:p text:style-name="Standard">Liam shuffles library</text:p>
      <text:p text:style-name="Standard">Liam draws 0 cards</text:p>
      <text:p text:style-name="Standard">&lt;&gt; hi</text:p>
      <text:p text:style-name="Standard">&lt;&gt; call me</text:p>
      <text:p text:style-name="Standard">&lt;Liam&gt; hello</text:p>
      <text:p text:style-name="Standard">&lt;&gt; IP 213.220.204.46</text:p>
      <text:p text:style-name="Standard">&lt;&gt; the server is unstable...</text:p>
      <text:p text:style-name="Standard">&lt;Liam&gt; ok</text:p>
      <text:p text:style-name="Standard">&lt;System&gt; Session Lost</text:p>
      <text:p text:style-name="Standard">&lt;System&gt; Disconnected</text:p>
      <text:p text:style-name="Standard">wox2 (cz) shuffles library</text:p>
      <text:p text:style-name="Standard">&lt;wox2 (cz)&gt; I am ready.</text:p>
      <text:p text:style-name="Standard">wox2 (cz) draws 0 cards</text:p>
      <text:p text:style-name="Standard">&lt;-------- New Game Started --------&gt;</text:p>
      <text:p text:style-name="Standard">wox2 (cz)'s Security Code: 354E8BDA [???]</text:p>
      <text:p text:style-name="Standard">Liam's Security Code: F5C6F936 [Type 1.5]</text:p>
      <text:p text:style-name="Standard">It is now turn 1 (Liam)</text:p>
      <text:p text:style-name="Standard">It is now the Beginning Phase, Untap Step</text:p>
      <text:p text:style-name="Standard">&lt;Opponent is requesting a new game&gt;</text:p>
      <text:p text:style-name="Standard">Liam shuffles library</text:p>
      <text:p text:style-name="Standard">Liam draws 0 cards</text:p>
      <text:p text:style-name="Standard">&lt;&gt; hi</text:p>
      <text:p text:style-name="Standard">wox2 (cz) shuffles library</text:p>
      <text:p text:style-name="Standard">&lt;wox2 (cz)&gt; I am ready.</text:p>
      <text:p text:style-name="Standard">wox2 (cz) draws 0 cards</text:p>
      <text:p text:style-name="Standard">&lt;-------- New Game Started --------&gt;</text:p>
      <text:p text:style-name="Standard">wox2 (cz)'s Security Code: 354E8BDA [???]</text:p>
      <text:p text:style-name="Standard">Liam's Security Code: F5C6F936 [Type 1.5]</text:p>
      <text:p text:style-name="Standard">It is now turn 1 (Liam)</text:p>
      <text:p text:style-name="Standard">It is now the Beginning Phase, Untap Step</text:p>
      <text:p text:style-name="Standard">wox2 (cz) shuffles library</text:p>
      <text:p text:style-name="Standard">wox2 (cz) shuffles library</text:p>
      <text:p text:style-name="Standard">wox2 (cz) rolled a 12, using a 20 sided die</text:p>
      <text:p text:style-name="Standard">wox2 (cz) shuffles library</text:p>
      <text:p text:style-name="Standard">wox2 (cz) shuffles library</text:p>
      <text:p text:style-name="Standard">wox2 (cz) shuffles library</text:p>
      <text:p text:style-name="Standard">&lt;&gt; I actually did find that link, but you'd left</text:p>
      <text:p text:style-name="Standard">&lt;Opponent is requesting a new game&gt;</text:p>
      <text:p text:style-name="Standard">Liam shuffles library</text:p>
      <text:p text:style-name="Standard">Liam draws 0 cards</text:p>
      <text:p text:style-name="Standard">Liam shuffles library</text:p>
      <text:p text:style-name="Standard">Liam rolled a 1, using a 20 sided die</text:p>
      <text:p text:style-name="Standard">&lt;Liam&gt; I'll go get it again if you like</text:p>
      <text:p text:style-name="Standard">Liam shuffles library</text:p>
      <text:p text:style-name="Standard">wox2 (cz) shuffles library</text:p>
      <text:p text:style-name="Standard">&lt;wox2 (cz)&gt; I am ready.</text:p>
      <text:p text:style-name="Standard">wox2 (cz) draws 0 cards</text:p>
      <text:p text:style-name="Standard">&lt;-------- New Game Started --------&gt;</text:p>
      <text:p text:style-name="Standard">wox2 (cz)'s Security Code: 354E8BDA [???]</text:p>
      <text:p text:style-name="Standard">Liam's Security Code: F5C6F936 [Type 1.5]</text:p>
      <text:p text:style-name="Standard">It is now turn 1 (Liam)</text:p>
      <text:p text:style-name="Standard">It is now the Beginning Phase, Untap Step</text:p>
      <text:p text:style-name="Standard">wox2 (cz) shuffles library</text:p>
      <text:p text:style-name="Standard">&lt;Liam&gt; the one re: trini</text:p>
      <text:p text:style-name="Standard">wox2 (cz) shuffles library</text:p>
      <text:p text:style-name="Standard">wox2 (cz) shuffles library</text:p>
      <text:p text:style-name="Standard">Liam shuffles library</text:p>
      <text:p text:style-name="Standard">Liam rolled a 1, using a 20 sided die</text:p>
      <text:p text:style-name="Standard">wox2 (cz) rolled a 15, using a 20 sided die</text:p>
      <text:p text:style-name="Standard">wox2 (cz) shuffles library</text:p>
      <text:p text:style-name="Standard">&lt;wox2 (cz)&gt; p</text:p>
      <text:p text:style-name="Standard">wox2 (cz) shuffles library</text:p>
      <text:p text:style-name="Standard">It is now turn 2 (wox2 (cz))</text:p>
      <text:p text:style-name="Standard">It is now the Beginning Phase, Untap Step</text:p>
      <text:p text:style-name="Standard">It is now the Precombat Main Phase</text:p>
      <text:p text:style-name="Standard">wox2 (cz) shuffles library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&lt;wox2 (cz)&gt; kp</text:p>
      <text:p text:style-name="Standard">Liam shuffles library</text:p>
      <text:p text:style-name="Standard">Liam draws 7 cards</text:p>
      <text:p text:style-name="Standard">&lt;Liam&gt; kp</text:p>
      <text:p text:style-name="Standard">wox2 (cz) plays Chalice of the Void from Hand</text:p>
      <text:p text:style-name="Standard">&lt;wox2 (cz)&gt; Ok?</text:p>
      <text:p text:style-name="Standard">Chalice of the Void's note changed: 0</text:p>
      <text:p text:style-name="Standard">&lt;Liam&gt; ok</text:p>
      <text:p text:style-name="Standard">wox2 (cz) plays Mountain from Hand</text:p>
      <text:p text:style-name="Standard">It is now the End Phase, End Of Turn Step</text:p>
      <text:p text:style-name="Standard">&lt;wox2 (cz)&gt; End my turn</text:p>
      <text:p text:style-name="Standard">It is now turn 3 (Liam)</text:p>
      <text:p text:style-name="Standard">It is now the Beginning Phase, Untap Step</text:p>
      <text:p text:style-name="Standard">Liam draws a card</text:p>
      <text:p text:style-name="Standard">Liam plays Mishra's Workshop from Hand</text:p>
      <text:p text:style-name="Standard">Liam taps Mishra's Workshop</text:p>
      <text:p text:style-name="Standard">Liam plays Sol Ring from Hand</text:p>
      <text:p text:style-name="Standard">&lt;wox2 (cz)&gt; Ok</text:p>
      <text:p text:style-name="Standard">&lt;Liam&gt; Thinking</text:p>
      <text:p text:style-name="Standard">Liam plays Sphere of Resistance from Hand</text:p>
      <text:p text:style-name="Standard">&lt;Liam&gt; ok?</text:p>
      <text:p text:style-name="Standard">&lt;wox2 (cz)&gt; Thinking</text:p>
      <text:p text:style-name="Standard">wox2 (cz) taps Mountain</text:p>
      <text:p text:style-name="Standard">wox2 (cz) plays Lightning Bolt from Hand</text:p>
      <text:p text:style-name="Standard">wox2 (cz) puts Lightning Bolt to Graveyard from Play</text:p>
      <text:p text:style-name="Standard">&lt;Liam&gt; me?</text:p>
      <text:p text:style-name="Standard">Liam's life total is now 17 (-3)</text:p>
      <text:p text:style-name="Standard">&lt;Liam&gt; ok</text:p>
      <text:p text:style-name="Standard">&lt;Liam&gt; pass</text:p>
      <text:p text:style-name="Standard">It is now turn 4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wox2 (cz) plays Mishra's Factory from Hand</text:p>
      <text:p text:style-name="Standard">wox2 (cz) taps Mishra's Factory</text:p>
      <text:p text:style-name="Standard">wox2 (cz) untaps Mishra's Factory</text:p>
      <text:p text:style-name="Standard">It is now the End Phase, End Of Turn Step</text:p>
      <text:p text:style-name="Standard">&lt;wox2 (cz)&gt; End my turn</text:p>
      <text:p text:style-name="Standard">&lt;Liam&gt; was that you I was telling FoW costs 3 under trinisphere to earlier?</text:p>
      <text:p text:style-name="Standard">It is now turn 5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plays Barbarian Ring from Hand</text:p>
      <text:p text:style-name="Standard">Liam taps Barbarian Ring</text:p>
      <text:p text:style-name="Standard">Liam's life total is now 16 (-1)</text:p>
      <text:p text:style-name="Standard">Liam taps Sol Ring</text:p>
      <text:p text:style-name="Standard">Liam plays Goblin Welder from Hand</text:p>
      <text:p text:style-name="Standard">&lt;wox2 (cz)&gt; no</text:p>
      <text:p text:style-name="Standard">&lt;Liam&gt; ok</text:p>
      <text:p text:style-name="Standard">&lt;wox2 (cz)&gt; Ok</text:p>
      <text:p text:style-name="Standard">Liam's life total is now 15 (-1)</text:p>
      <text:p text:style-name="Standard">&lt;Liam&gt; pass</text:p>
      <text:p text:style-name="Standard">It is now turn 6 (wox2 (cz))</text:p>
      <text:p text:style-name="Standard">It is now the Beginning Phase, Untap Step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&lt;wox2 (cz)&gt; Thinking</text:p>
      <text:p text:style-name="Standard">wox2 (cz) plays Mishra's Factory from Hand</text:p>
      <text:p text:style-name="Standard">wox2 (cz) taps Mountain</text:p>
      <text:p text:style-name="Standard">It is now the Combat Phase, Declare Attackers Step</text:p>
      <text:p text:style-name="Standard">wox2 (cz) taps Mishra's Factory</text:p>
      <text:p text:style-name="Standard">wox2 (cz) taps Mishra's Factory</text:p>
      <text:p text:style-name="Standard">Liam's life total is now 12 (-3)</text:p>
      <text:p text:style-name="Standard">Mishra's Factory is now Creature Land</text:p>
      <text:p text:style-name="Standard">Mishra's Factory is now 3/3</text:p>
      <text:p text:style-name="Standard">It is now the End Phase, End Of Turn Step</text:p>
      <text:p text:style-name="Standard">&lt;wox2 (cz)&gt; End my turn</text:p>
      <text:p text:style-name="Standard">It is now turn 7 (Liam)</text:p>
      <text:p text:style-name="Standard">It is now the Beginning Phase, Untap Step</text:p>
      <text:p text:style-name="Standard">Mishra's Factory is now Land</text:p>
      <text:p text:style-name="Standard">Liam untaps his/her permanents</text:p>
      <text:p text:style-name="Standard">Liam draws a card</text:p>
      <text:p text:style-name="Standard">Liam plays Wasteland from Hand</text:p>
      <text:p text:style-name="Standard">Liam taps Wasteland</text:p>
      <text:p text:style-name="Standard">wox2 (cz) puts Mishra's Factory to Graveyard from Play</text:p>
      <text:p text:style-name="Standard">Liam puts Wasteland to Graveyard from Play</text:p>
      <text:p text:style-name="Standard">Liam taps Sol Ring</text:p>
      <text:p text:style-name="Standard">Liam taps Mishra's Workshop</text:p>
      <text:p text:style-name="Standard">Liam plays Crucible of Worlds from Hand</text:p>
      <text:p text:style-name="Standard">&lt;Liam&gt; pass</text:p>
      <text:p text:style-name="Standard">It is now turn 8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wox2 (cz) plays Wasteland from Hand</text:p>
      <text:p text:style-name="Standard">wox2 (cz) taps Wasteland</text:p>
      <text:p text:style-name="Standard">wox2 (cz) taps Mishra's Factory</text:p>
      <text:p text:style-name="Standard">wox2 (cz) taps Mountain</text:p>
      <text:p text:style-name="Standard">wox2 (cz) plays Ankh of Mishra from Hand</text:p>
      <text:p text:style-name="Standard">It is now the End Phase, End Of Turn Step</text:p>
      <text:p text:style-name="Standard">&lt;wox2 (cz)&gt; End my turn</text:p>
      <text:p text:style-name="Standard">It is now turn 9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puts Wasteland into play from Graveyard</text:p>
      <text:p text:style-name="Standard">Liam taps Wasteland</text:p>
      <text:p text:style-name="Standard">&lt;wox2 (cz)&gt; -2</text:p>
      <text:p text:style-name="Standard">wox2 (cz) puts Mishra's Factory to Graveyard from Play</text:p>
      <text:p text:style-name="Standard">Liam's life total is now 10 (-2)</text:p>
      <text:p text:style-name="Standard">Liam puts Wasteland to Graveyard from Play</text:p>
      <text:p text:style-name="Standard">Liam taps Mishra's Workshop</text:p>
      <text:p text:style-name="Standard">Liam taps Sol Ring</text:p>
      <text:p text:style-name="Standard">Liam plays Chalice of the Void from Hand</text:p>
      <text:p text:style-name="Standard">Chalice of the Void now has 2 (+2) counters.</text:p>
      <text:p text:style-name="Standard">&lt;wox2 (cz)&gt; Ok</text:p>
      <text:p text:style-name="Standard">It is now the Combat Phase, Declare Attackers Step</text:p>
      <text:p text:style-name="Standard">Liam taps Goblin Welder</text:p>
      <text:p text:style-name="Standard">wox2 (cz)'s life total is now 19 (-1)</text:p>
      <text:p text:style-name="Standard">Liam taps Goblin Welder</text:p>
      <text:p text:style-name="Standard">&lt;Liam&gt; pass</text:p>
      <text:p text:style-name="Standard">It is now turn 10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&lt;wox2 (cz)&gt; Thinking</text:p>
      <text:p text:style-name="Standard">wox2 (cz) taps Mountain</text:p>
      <text:p text:style-name="Standard">wox2 (cz) taps Wasteland</text:p>
      <text:p text:style-name="Standard">wox2 (cz) plays Chain Lightning from Hand</text:p>
      <text:p text:style-name="Standard">&lt;wox2 (cz)&gt; to you</text:p>
      <text:p text:style-name="Standard">Liam's life total is now 7 (-3)</text:p>
      <text:p text:style-name="Standard">wox2 (cz) puts Chain Lightning to Graveyard from Play</text:p>
      <text:p text:style-name="Standard">It is now the End Phase, End Of Turn Step</text:p>
      <text:p text:style-name="Standard">&lt;wox2 (cz)&gt; End my turn</text:p>
      <text:p text:style-name="Standard">It is now turn 11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Mishra's Workshop</text:p>
      <text:p text:style-name="Standard">Liam plays Chalice of the Void from Hand</text:p>
      <text:p text:style-name="Standard">Chalice of the Void now has 1 (+1) counters.</text:p>
      <text:p text:style-name="Standard">It is now the Combat Phase, Declare Attackers Step</text:p>
      <text:p text:style-name="Standard">Liam taps Goblin Welder</text:p>
      <text:p text:style-name="Standard">Liam taps Goblin Welder</text:p>
      <text:p text:style-name="Standard">wox2 (cz)'s life total is now 18 (-1)</text:p>
      <text:p text:style-name="Standard">&lt;Liam&gt; pass</text:p>
      <text:p text:style-name="Standard">It is now turn 12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&lt;wox2 (cz)&gt; End my turn</text:p>
      <text:p text:style-name="Standard">It is now turn 13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It is now the Combat Phase, Declare Attackers Step</text:p>
      <text:p text:style-name="Standard">Liam taps Goblin Welder</text:p>
      <text:p text:style-name="Standard">Liam taps Goblin Welder</text:p>
      <text:p text:style-name="Standard">wox2 (cz)'s life total is now 17 (-1)</text:p>
      <text:p text:style-name="Standard">&lt;Liam&gt; pass</text:p>
      <text:p text:style-name="Standard">It is now turn 14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wox2 (cz) plays Mountain from Hand</text:p>
      <text:p text:style-name="Standard">wox2 (cz)'s life total is now 15 (-2)</text:p>
      <text:p text:style-name="Standard">It is now the End Phase, End Of Turn Step</text:p>
      <text:p text:style-name="Standard">&lt;wox2 (cz)&gt; End my turn</text:p>
      <text:p text:style-name="Standard">It is now turn 15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puts Wasteland into play from Graveyard</text:p>
      <text:p text:style-name="Standard">Liam's life total is now 5 (-2)</text:p>
      <text:p text:style-name="Standard">Liam taps Wasteland</text:p>
      <text:p text:style-name="Standard">wox2 (cz) taps Wasteland</text:p>
      <text:p text:style-name="Standard">&lt;wox2 (cz)&gt; Thinking</text:p>
      <text:p text:style-name="Standard">&lt;wox2 (cz)&gt; workshop</text:p>
      <text:p text:style-name="Standard">wox2 (cz) puts Wasteland to Graveyard from Play</text:p>
      <text:p text:style-name="Standard">Liam taps Mishra's Workshop</text:p>
      <text:p text:style-name="Standard">Liam puts Wasteland to Graveyard from Play</text:p>
      <text:p text:style-name="Standard">Liam puts Mishra's Workshop to Graveyard from Play</text:p>
      <text:p text:style-name="Standard">Liam taps Sol Ring</text:p>
      <text:p text:style-name="Standard">Liam plays Smokestack from Hand</text:p>
      <text:p text:style-name="Standard">&lt;wox2 (cz)&gt; Ok</text:p>
      <text:p text:style-name="Standard">It is now the Combat Phase, Declare Attackers Step</text:p>
      <text:p text:style-name="Standard">Liam taps Goblin Welder</text:p>
      <text:p text:style-name="Standard">wox2 (cz)'s life total is now 14 (-1)</text:p>
      <text:p text:style-name="Standard">Liam taps Goblin Welder</text:p>
      <text:p text:style-name="Standard">&lt;Liam&gt; pass</text:p>
      <text:p text:style-name="Standard">It is now turn 16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&lt;wox2 (cz)&gt; End my turn</text:p>
      <text:p text:style-name="Standard">It is now turn 17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Goblin Welder</text:p>
      <text:p text:style-name="Standard">wox2 (cz)'s life total is now 13 (-1)</text:p>
      <text:p text:style-name="Standard">&lt;Liam&gt; pass</text:p>
      <text:p text:style-name="Standard">It is now turn 18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&lt;wox2 (cz)&gt; End my turn</text:p>
      <text:p text:style-name="Standard">It is now turn 19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Goblin Welder</text:p>
      <text:p text:style-name="Standard">wox2 (cz)'s life total is now 12 (-1)</text:p>
      <text:p text:style-name="Standard">&lt;Liam&gt; pass</text:p>
      <text:p text:style-name="Standard">It is now turn 20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&lt;wox2 (cz)&gt; End my turn</text:p>
      <text:p text:style-name="Standard">It is now turn 21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It is now the Combat Phase, Declare Attackers Step</text:p>
      <text:p text:style-name="Standard">Liam taps Goblin Welder</text:p>
      <text:p text:style-name="Standard">Liam taps Goblin Welder</text:p>
      <text:p text:style-name="Standard">wox2 (cz)'s life total is now 11 (-1)</text:p>
      <text:p text:style-name="Standard">&lt;Liam&gt; pass</text:p>
      <text:p text:style-name="Standard">It is now turn 22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&lt;Liam&gt; welder beatz!</text:p>
      <text:p text:style-name="Standard">&lt;wox2 (cz)&gt; I see</text:p>
      <text:p text:style-name="Standard">It is now the End Phase, End Of Turn Step</text:p>
      <text:p text:style-name="Standard">wox2 (cz) puts Pyrostatic Pillar to Graveyard from Hand</text:p>
      <text:p text:style-name="Standard">&lt;wox2 (cz)&gt; End my turn</text:p>
      <text:p text:style-name="Standard">It is now turn 23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Goblin Welder</text:p>
      <text:p text:style-name="Standard">wox2 (cz)'s life total is now 10 (-1)</text:p>
      <text:p text:style-name="Standard">Liam puts Mox Jet to Graveyard from Hand</text:p>
      <text:p text:style-name="Standard">&lt;Liam&gt; pass</text:p>
      <text:p text:style-name="Standard">It is now turn 24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wox2 (cz) puts Ankh of Mishra to Graveyard from Hand</text:p>
      <text:p text:style-name="Standard">&lt;wox2 (cz)&gt; End my turn</text:p>
      <text:p text:style-name="Standard">It is now turn 25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It is now the Combat Phase, Declare Attackers Step</text:p>
      <text:p text:style-name="Standard">Liam taps Goblin Welder</text:p>
      <text:p text:style-name="Standard">Liam taps Goblin Welder</text:p>
      <text:p text:style-name="Standard">wox2 (cz)'s life total is now 9 (-1)</text:p>
      <text:p text:style-name="Standard">Liam puts Barbarian Ring to Graveyard from Hand</text:p>
      <text:p text:style-name="Standard">&lt;Liam&gt; pass</text:p>
      <text:p text:style-name="Standard">It is now turn 26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wox2 (cz) puts Ankh of Mishra to Graveyard from Hand</text:p>
      <text:p text:style-name="Standard">&lt;wox2 (cz)&gt; End my turn</text:p>
      <text:p text:style-name="Standard">It is now turn 27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It is now the Combat Phase, Declare Attackers Step</text:p>
      <text:p text:style-name="Standard">Liam taps Goblin Welder</text:p>
      <text:p text:style-name="Standard">wox2 (cz)'s life total is now 8 (-1)</text:p>
      <text:p text:style-name="Standard">Liam taps Goblin Welder</text:p>
      <text:p text:style-name="Standard">Liam puts Chalice of the Void to Graveyard from Hand</text:p>
      <text:p text:style-name="Standard">&lt;Liam&gt; pass</text:p>
      <text:p text:style-name="Standard">It is now turn 28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wox2 (cz) puts Pyrostatic Pillar to Graveyard from Hand</text:p>
      <text:p text:style-name="Standard">&lt;wox2 (cz)&gt; End my turn</text:p>
      <text:p text:style-name="Standard">It is now turn 29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Goblin Welder</text:p>
      <text:p text:style-name="Standard">wox2 (cz)'s life total is now 7 (-1)</text:p>
      <text:p text:style-name="Standard">Liam puts Wasteland to Graveyard from Hand</text:p>
      <text:p text:style-name="Standard">&lt;Liam&gt; pass</text:p>
      <text:p text:style-name="Standard">It is now turn 30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wox2 (cz) puts Mogg Fanatic to Graveyard from Hand</text:p>
      <text:p text:style-name="Standard">&lt;wox2 (cz)&gt; End my turn</text:p>
      <text:p text:style-name="Standard">It is now turn 31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Goblin Welder</text:p>
      <text:p text:style-name="Standard">wox2 (cz)'s life total is now 6 (-1)</text:p>
      <text:p text:style-name="Standard">Liam puts Trinisphere to Graveyard from Hand</text:p>
      <text:p text:style-name="Standard">&lt;Liam&gt; pass</text:p>
      <text:p text:style-name="Standard">It is now turn 32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wox2 (cz) puts Lightning Bolt to Graveyard from Hand</text:p>
      <text:p text:style-name="Standard">&lt;wox2 (cz)&gt; End my turn</text:p>
      <text:p text:style-name="Standard">It is now turn 33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Goblin Welder</text:p>
      <text:p text:style-name="Standard">wox2 (cz)'s life total is now 5 (-1)</text:p>
      <text:p text:style-name="Standard">Liam puts Barbarian Ring to Graveyard from Hand</text:p>
      <text:p text:style-name="Standard">&lt;Liam&gt; pass</text:p>
      <text:p text:style-name="Standard">It is now turn 34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wox2 (cz) puts Chain Lightning to Graveyard from Hand</text:p>
      <text:p text:style-name="Standard">&lt;wox2 (cz)&gt; End my turn</text:p>
      <text:p text:style-name="Standard">It is now turn 35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Goblin Welder</text:p>
      <text:p text:style-name="Standard">wox2 (cz)'s life total is now 4 (-1)</text:p>
      <text:p text:style-name="Standard">Liam puts Mox Sapphire to Graveyard from Hand</text:p>
      <text:p text:style-name="Standard">Liam plays Mountain from Hand</text:p>
      <text:p text:style-name="Standard">Liam's life total is now 3 (-2)</text:p>
      <text:p text:style-name="Standard">Liam taps Mountain</text:p>
      <text:p text:style-name="Standard">Liam taps Barbarian Ring</text:p>
      <text:p text:style-name="Standard">wox2 (cz) plays Fireblast from Hand</text:p>
      <text:p text:style-name="Standard">wox2 (cz) taps Mountain</text:p>
      <text:p text:style-name="Standard">&lt;wox2 (cz)&gt; you missplayed</text:p>
      <text:p text:style-name="Standard">&lt;Liam&gt; lol nice</text:p>
      <text:p text:style-name="Standard">wox2 (cz) puts Mountain to Graveyard from Play</text:p>
      <text:p text:style-name="Standard">wox2 (cz) puts Mountain to Graveyard from Play</text:p>
      <text:p text:style-name="Standard">&lt;Liam&gt; yeah I should have been patience</text:p>
      <text:p text:style-name="Standard">&lt;wox2 (cz)&gt; :-D</text:p>
      <text:p text:style-name="Standard">&lt;wox2 (cz)&gt; G2</text:p>
      <text:p text:style-name="Standard">&lt;wox2 (cz)&gt; side</text:p>
      <text:p text:style-name="Standard">&lt;Liam&gt; didn't think of fireblast tbh</text:p>
      <text:p text:style-name="Standard">&lt;Opponent is requesting a new game&gt;</text:p>
      <text:p text:style-name="Standard">Liam shuffles library</text:p>
      <text:p text:style-name="Standard">Liam draws 0 cards</text:p>
      <text:p text:style-name="Standard">wox2 (cz) shuffles library</text:p>
      <text:p text:style-name="Standard">&lt;wox2 (cz)&gt; I am ready.</text:p>
      <text:p text:style-name="Standard">wox2 (cz) draws 0 cards</text:p>
      <text:p text:style-name="Standard">&lt;-------- New Game Started --------&gt;</text:p>
      <text:p text:style-name="Standard">wox2 (cz)'s Security Code: 354E8BDA/sb [???]</text:p>
      <text:p text:style-name="Standard">Liam's Security Code: F5C6F936/sb [Type 1.5]</text:p>
      <text:p text:style-name="Standard">It is now turn 1 (wox2 (cz))</text:p>
      <text:p text:style-name="Standard">It is now the Beginning Phase, Untap Step</text:p>
      <text:p text:style-name="Standard">wox2 (cz) shuffles library</text:p>
      <text:p text:style-name="Standard">wox2 (cz) shuffles library</text:p>
      <text:p text:style-name="Standard">wox2 (cz) shuffles library</text:p>
      <text:p text:style-name="Standard">It is now turn 2 (Liam)</text:p>
      <text:p text:style-name="Standard">It is now the Beginning Phase, Untap Step</text:p>
      <text:p text:style-name="Standard">wox2 (cz) shuffles library</text:p>
      <text:p text:style-name="Standard">wox2 (cz) shuffles library</text:p>
      <text:p text:style-name="Standard">&lt;wox2 (cz)&gt; Fireblast...</text:p>
      <text:p text:style-name="Standard">&lt;wox2 (cz)&gt; good only against this deck:-)</text:p>
      <text:p text:style-name="Standard">wox2 (cz) shuffles library</text:p>
      <text:p text:style-name="Standard">wox2 (cz) shuffles library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Liam shuffles library</text:p>
      <text:p text:style-name="Standard">&lt;Liam&gt; p</text:p>
      <text:p text:style-name="Standard">&lt;wox2 (cz)&gt; k</text:p>
      <text:p text:style-name="Standard">Liam draws 7 cards</text:p>
      <text:p text:style-name="Standard">&lt;Liam&gt; kp</text:p>
      <text:p text:style-name="Standard">&lt;wox2 (cz)&gt; kp</text:p>
      <text:p text:style-name="Standard">Liam plays Mox Ruby from Hand</text:p>
      <text:p text:style-name="Standard">Liam taps Mox Ruby</text:p>
      <text:p text:style-name="Standard">Liam plays Gorilla Shaman from Hand</text:p>
      <text:p text:style-name="Standard">&lt;wox2 (cz)&gt; Ok</text:p>
      <text:p text:style-name="Standard">Liam plays Barbarian Ring from Hand</text:p>
      <text:p text:style-name="Standard">&lt;Liam&gt; pass</text:p>
      <text:p text:style-name="Standard">It is now turn 3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&lt;wox2 (cz)&gt; Thinking</text:p>
      <text:p text:style-name="Standard">wox2 (cz) plays Mountain from Hand</text:p>
      <text:p text:style-name="Standard">wox2 (cz) taps Mountain</text:p>
      <text:p text:style-name="Standard">Genju of the Spires is enchanting Mountain now</text:p>
      <text:p text:style-name="Standard">wox2 (cz) puts Genju of the Spires into play from Hand</text:p>
      <text:p text:style-name="Standard">It is now the End Phase, End Of Turn Step</text:p>
      <text:p text:style-name="Standard">&lt;wox2 (cz)&gt; End my turn</text:p>
      <text:p text:style-name="Standard">It is now turn 4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plays Strip Mine from Hand</text:p>
      <text:p text:style-name="Standard">Liam taps Strip Mine</text:p>
      <text:p text:style-name="Standard">wox2 (cz) puts Mountain to Graveyard from Play</text:p>
      <text:p text:style-name="Standard">Liam puts Strip Mine to Graveyard from Play</text:p>
      <text:p text:style-name="Standard">wox2 (cz) puts Genju of the Spires to Hand from Graveyard</text:p>
      <text:p text:style-name="Standard">Liam taps Mox Ruby</text:p>
      <text:p text:style-name="Standard">Liam plays Goblin Welder from Hand</text:p>
      <text:p text:style-name="Standard">&lt;wox2 (cz)&gt; Ok</text:p>
      <text:p text:style-name="Standard">&lt;Liam&gt; Thinking</text:p>
      <text:p text:style-name="Standard">Liam taps Barbarian Ring</text:p>
      <text:p text:style-name="Standard">Liam's life total is now 19 (-1)</text:p>
      <text:p text:style-name="Standard">Liam plays Goblin Welder from Hand</text:p>
      <text:p text:style-name="Standard">It is now the Combat Phase, Declare Attackers Step</text:p>
      <text:p text:style-name="Standard">Liam taps Gorilla Shaman</text:p>
      <text:p text:style-name="Standard">Liam taps Gorilla Shaman</text:p>
      <text:p text:style-name="Standard">wox2 (cz)'s life total is now 19 (-1)</text:p>
      <text:p text:style-name="Standard">&lt;Liam&gt; pass</text:p>
      <text:p text:style-name="Standard">It is now turn 5 (wox2 (cz))</text:p>
      <text:p text:style-name="Standard">It is now the Beginning Phase, Unta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wox2 (cz) plays Mountain from Hand</text:p>
      <text:p text:style-name="Standard">wox2 (cz) taps Mountain</text:p>
      <text:p text:style-name="Standard">wox2 (cz) plays Goblin Welder from Hand</text:p>
      <text:p text:style-name="Standard">It is now the End Phase, End Of Turn Step</text:p>
      <text:p text:style-name="Standard">&lt;wox2 (cz)&gt; End my turn</text:p>
      <text:p text:style-name="Standard">It is now turn 6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It is now the Combat Phase, Declare Attackers Step</text:p>
      <text:p text:style-name="Standard">Liam taps Gorilla Shaman</text:p>
      <text:p text:style-name="Standard">Liam taps Gorilla Shaman</text:p>
      <text:p text:style-name="Standard">Liam taps Goblin Welder</text:p>
      <text:p text:style-name="Standard">Liam taps Goblin Welder</text:p>
      <text:p text:style-name="Standard">Liam taps Goblin Welder</text:p>
      <text:p text:style-name="Standard">Liam taps Goblin Welder</text:p>
      <text:p text:style-name="Standard">&lt;wox2 (cz)&gt; Thinking</text:p>
      <text:p text:style-name="Standard">&lt;wox2 (cz)&gt; block shaman</text:p>
      <text:p text:style-name="Standard">wox2 (cz) puts Goblin Welder to Graveyard from Play</text:p>
      <text:p text:style-name="Standard">Liam puts Gorilla Shaman to Graveyard from Play</text:p>
      <text:p text:style-name="Standard">wox2 (cz)'s life total is now 17 (-2)</text:p>
      <text:p text:style-name="Standard">It is now the Postcombat Main Phase</text:p>
      <text:p text:style-name="Standard">Liam taps Mox Ruby</text:p>
      <text:p text:style-name="Standard">Liam plays Gorilla Shaman from Hand</text:p>
      <text:p text:style-name="Standard">&lt;Liam&gt; ;)</text:p>
      <text:p text:style-name="Standard">&lt;wox2 (cz)&gt; Ok</text:p>
      <text:p text:style-name="Standard">&lt;wox2 (cz)&gt; lol</text:p>
      <text:p text:style-name="Standard">Liam plays Wasteland from Hand</text:p>
      <text:p text:style-name="Standard">&lt;Liam&gt; pass</text:p>
      <text:p text:style-name="Standard">It is now turn 7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wox2 (cz) plays Mountain from Hand</text:p>
      <text:p text:style-name="Standard">wox2 (cz) taps Mountain</text:p>
      <text:p text:style-name="Standard">wox2 (cz) plays Cursed Scroll from Hand</text:p>
      <text:p text:style-name="Standard">wox2 (cz) taps Mountain</text:p>
      <text:p text:style-name="Standard">Genju of the Spires is enchanting Mountain now</text:p>
      <text:p text:style-name="Standard">wox2 (cz) puts Genju of the Spires into play from Hand</text:p>
      <text:p text:style-name="Standard">It is now the End Phase, End Of Turn Step</text:p>
      <text:p text:style-name="Standard">&lt;wox2 (cz)&gt; End my turn</text:p>
      <text:p text:style-name="Standard">It is now turn 8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plays Mishra's Workshop from Hand</text:p>
      <text:p text:style-name="Standard">It is now the Combat Phase, Declare Attackers Step</text:p>
      <text:p text:style-name="Standard">Liam taps Goblin Welder</text:p>
      <text:p text:style-name="Standard">Liam taps Goblin Welder</text:p>
      <text:p text:style-name="Standard">Liam taps Gorilla Shaman</text:p>
      <text:p text:style-name="Standard">Liam taps Gorilla Shaman</text:p>
      <text:p text:style-name="Standard">wox2 (cz)'s life total is now 15 (-2)</text:p>
      <text:p text:style-name="Standard">&lt;Liam&gt; pass</text:p>
      <text:p text:style-name="Standard">It is now turn 9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&lt;wox2 (cz)&gt; Thinking</text:p>
      <text:p text:style-name="Standard">wox2 (cz) taps Mountain</text:p>
      <text:p text:style-name="Standard">wox2 (cz) plays Chain Lightning from Hand</text:p>
      <text:p text:style-name="Standard">&lt;wox2 (cz)&gt; Shaman</text:p>
      <text:p text:style-name="Standard">Liam puts Gorilla Shaman to Graveyard from Play</text:p>
      <text:p text:style-name="Standard">wox2 (cz) puts Chain Lightning to Graveyard from Play</text:p>
      <text:p text:style-name="Standard">&lt;Liam&gt; wait</text:p>
      <text:p text:style-name="Standard">Liam taps Mox Ruby</text:p>
      <text:p text:style-name="Standard">Liam taps Barbarian Ring</text:p>
      <text:p text:style-name="Standard">Liam's life total is now 18 (-1)</text:p>
      <text:p text:style-name="Standard">&lt;Liam&gt; you</text:p>
      <text:p text:style-name="Standard">&lt;wox2 (cz)&gt; what?</text:p>
      <text:p text:style-name="Standard">&lt;wox2 (cz)&gt; Ok</text:p>
      <text:p text:style-name="Standard">&lt;Liam&gt; I payed to chain lightning</text:p>
      <text:p text:style-name="Standard">wox2 (cz)'s life total is now 12 (-3)</text:p>
      <text:p text:style-name="Standard">&lt;wox2 (cz)&gt; Ok</text:p>
      <text:p text:style-name="Standard">wox2 (cz) plays Wasteland from Hand</text:p>
      <text:p text:style-name="Standard">wox2 (cz) taps Wasteland</text:p>
      <text:p text:style-name="Standard">&lt;wox2 (cz)&gt; Thinking</text:p>
      <text:p text:style-name="Standard">&lt;wox2 (cz)&gt; Wasteland</text:p>
      <text:p text:style-name="Standard">Liam puts Wasteland to Graveyard from Play</text:p>
      <text:p text:style-name="Standard">wox2 (cz) puts Wasteland to Graveyard from Play</text:p>
      <text:p text:style-name="Standard">wox2 (cz) taps Mountain</text:p>
      <text:p text:style-name="Standard">wox2 (cz) plays Cursed Scroll from Hand</text:p>
      <text:p text:style-name="Standard">It is now the End Phase, End Of Turn Step</text:p>
      <text:p text:style-name="Standard">&lt;wox2 (cz)&gt; End my turn</text:p>
      <text:p text:style-name="Standard">It is now turn 10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taps Mishra's Workshop</text:p>
      <text:p text:style-name="Standard">Liam plays Crucible of Worlds from Hand</text:p>
      <text:p text:style-name="Standard">&lt;wox2 (cz)&gt; omg</text:p>
      <text:p text:style-name="Standard">&lt;wox2 (cz)&gt; ok</text:p>
      <text:p text:style-name="Standard">Liam puts Strip Mine into play from Graveyard</text:p>
      <text:p text:style-name="Standard">Liam taps Strip Mine</text:p>
      <text:p text:style-name="Standard">wox2 (cz) puts Mountain to Graveyard from Play</text:p>
      <text:p text:style-name="Standard">wox2 (cz) puts Genju of the Spires to Hand from Graveyard</text:p>
      <text:p text:style-name="Standard">&lt;Liam&gt; well there are 4 in the deck</text:p>
      <text:p text:style-name="Standard">&lt;Liam&gt; it's about time I drew an artifact</text:p>
      <text:p text:style-name="Standard">Liam puts Strip Mine to Graveyard from Play</text:p>
      <text:p text:style-name="Standard">&lt;wox2 (cz)&gt; but one strip</text:p>
      <text:p text:style-name="Standard">Liam taps Goblin Welder</text:p>
      <text:p text:style-name="Standard">Liam taps Goblin Welder</text:p>
      <text:p text:style-name="Standard">&lt;Liam&gt; yeah</text:p>
      <text:p text:style-name="Standard">wox2 (cz)'s life total is now 10 (-2)</text:p>
      <text:p text:style-name="Standard">&lt;Liam&gt; pass</text:p>
      <text:p text:style-name="Standard">It is now turn 11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&lt;wox2 (cz)&gt; Thinking</text:p>
      <text:p text:style-name="Standard">wox2 (cz) plays Mishra's Factory from Hand</text:p>
      <text:p text:style-name="Standard">wox2 (cz) taps Mishra's Factory</text:p>
      <text:p text:style-name="Standard">wox2 (cz) taps Mountain</text:p>
      <text:p text:style-name="Standard">wox2 (cz) plays Ankh of Mishra from Hand</text:p>
      <text:p text:style-name="Standard">It is now the End Phase, End Of Turn Step</text:p>
      <text:p text:style-name="Standard">&lt;wox2 (cz)&gt; End my turn</text:p>
      <text:p text:style-name="Standard">It is now turn 12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puts Strip Mine into play from Graveyard</text:p>
      <text:p text:style-name="Standard">Liam's life total is now 16 (-2)</text:p>
      <text:p text:style-name="Standard">Liam taps Strip Mine</text:p>
      <text:p text:style-name="Standard">wox2 (cz) puts Mountain to Graveyard from Play</text:p>
      <text:p text:style-name="Standard">Liam puts Strip Mine to Graveyard from Play</text:p>
      <text:p text:style-name="Standard">Liam taps Mishra's Workshop</text:p>
      <text:p text:style-name="Standard">Liam plays Tangle Wire from Hand</text:p>
      <text:p text:style-name="Standard">Tangle Wire now has 4 (+4) counters.</text:p>
      <text:p text:style-name="Standard">It is now the Combat Phase, Declare Attackers Step</text:p>
      <text:p text:style-name="Standard">wox2 (cz)'s life total is now 8 (-2)</text:p>
      <text:p text:style-name="Standard">Liam taps Goblin Welder</text:p>
      <text:p text:style-name="Standard">Liam taps Goblin Welder</text:p>
      <text:p text:style-name="Standard">Liam taps Goblin Welder</text:p>
      <text:p text:style-name="Standard">Liam taps Goblin Welder</text:p>
      <text:p text:style-name="Standard">&lt;Liam&gt; pass</text:p>
      <text:p text:style-name="Standard">It is now turn 13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wox2 (cz) taps Cursed Scroll</text:p>
      <text:p text:style-name="Standard">wox2 (cz) taps Cursed Scroll</text:p>
      <text:p text:style-name="Standard">wox2 (cz) taps Ankh of Mishra</text:p>
      <text:p text:style-name="Standard">wox2 (cz) taps Mishra's Factory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&lt;wox2 (cz)&gt; End my turn</text:p>
      <text:p text:style-name="Standard">It is now turn 14 (Liam)</text:p>
      <text:p text:style-name="Standard">It is now the Beginning Phase, Untap Step</text:p>
      <text:p text:style-name="Standard">Liam untaps his/her permanents</text:p>
      <text:p text:style-name="Standard">Tangle Wire now has 3 (-1) counters.</text:p>
      <text:p text:style-name="Standard">Liam draws a card</text:p>
      <text:p text:style-name="Standard">Liam plays Bazaar of Baghdad from Hand</text:p>
      <text:p text:style-name="Standard">Liam's life total is now 14 (-2)</text:p>
      <text:p text:style-name="Standard">Liam taps Bazaar of Baghdad</text:p>
      <text:p text:style-name="Standard">Liam draws a card</text:p>
      <text:p text:style-name="Standard">Liam draws a card</text:p>
      <text:p text:style-name="Standard">Liam puts Chalice of the Void to Graveyard from Hand</text:p>
      <text:p text:style-name="Standard">Liam puts Mountain to Graveyard from Hand</text:p>
      <text:p text:style-name="Standard">Liam puts Shattering Spree to Graveyard from Hand</text:p>
      <text:p text:style-name="Standard">Liam taps Goblin Welder</text:p>
      <text:p text:style-name="Standard">&lt;wox2 (cz)&gt; spree? :_)</text:p>
      <text:p text:style-name="Standard">Liam puts Mox Ruby to Graveyard from Play</text:p>
      <text:p text:style-name="Standard">Liam puts Chalice of the Void into play from Graveyard</text:p>
      <text:p text:style-name="Standard">It is now the Combat Phase, Declare Attackers Step</text:p>
      <text:p text:style-name="Standard">Liam taps Goblin Welder</text:p>
      <text:p text:style-name="Standard">Liam taps Goblin Welder</text:p>
      <text:p text:style-name="Standard">&lt;wox2 (cz)&gt; hmm</text:p>
      <text:p text:style-name="Standard">wox2 (cz)'s life total is now 7 (-1)</text:p>
      <text:p text:style-name="Standard">&lt;wox2 (cz)&gt; Ok</text:p>
      <text:p text:style-name="Standard">&lt;Liam&gt; yeah I had things to side out and notihng really uesful to side in</text:p>
      <text:p text:style-name="Standard">&lt;Liam&gt; oh</text:p>
      <text:p text:style-name="Standard">Liam taps Tangle Wire</text:p>
      <text:p text:style-name="Standard">Liam taps Crucible of Worlds</text:p>
      <text:p text:style-name="Standard">&lt;Liam&gt; and ruby</text:p>
      <text:p text:style-name="Standard">&lt;Liam&gt; pass</text:p>
      <text:p text:style-name="Standard">It is now turn 15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wox2 (cz) taps Cursed Scroll</text:p>
      <text:p text:style-name="Standard">wox2 (cz) taps Cursed Scroll</text:p>
      <text:p text:style-name="Standard">wox2 (cz) taps Ankh of Mishra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wox2 (cz) plays Simian Spirit Guide from Hand</text:p>
      <text:p text:style-name="Standard">wox2 (cz) puts Simian Spirit Guide to RFG from Play</text:p>
      <text:p text:style-name="Standard">wox2 (cz) plays Mogg Fanatic from Hand</text:p>
      <text:p text:style-name="Standard">It is now the End Phase, End Of Turn Step</text:p>
      <text:p text:style-name="Standard">&lt;wox2 (cz)&gt; End my turn</text:p>
      <text:p text:style-name="Standard">It is now turn 16 (Liam)</text:p>
      <text:p text:style-name="Standard">It is now the Beginning Phase, Untap Step</text:p>
      <text:p text:style-name="Standard">Liam untaps his/her permanents</text:p>
      <text:p text:style-name="Standard">Liam taps Bazaar of Baghdad</text:p>
      <text:p text:style-name="Standard">Liam draws a card</text:p>
      <text:p text:style-name="Standard">Liam draws a card</text:p>
      <text:p text:style-name="Standard">Liam puts Chalice of the Void to Graveyard from Hand</text:p>
      <text:p text:style-name="Standard">Liam puts Bazaar of Baghdad to Graveyard from Hand</text:p>
      <text:p text:style-name="Standard">Tangle Wire now has 2 (-1) counters.</text:p>
      <text:p text:style-name="Standard">Liam taps Tangle Wire</text:p>
      <text:p text:style-name="Standard">Liam taps Crucible of Worlds</text:p>
      <text:p text:style-name="Standard">Liam draws a card</text:p>
      <text:p text:style-name="Standard">Liam puts Strip Mine into play from Graveyard</text:p>
      <text:p text:style-name="Standard">Liam's life total is now 12 (-2)</text:p>
      <text:p text:style-name="Standard">Liam taps Strip Mine</text:p>
      <text:p text:style-name="Standard">wox2 (cz) puts Mishra's Factory to Graveyard from Play</text:p>
      <text:p text:style-name="Standard">Liam puts Strip Mine to Graveyard from Play</text:p>
      <text:p text:style-name="Standard">Liam taps Mishra's Workshop</text:p>
      <text:p text:style-name="Standard">Liam plays Crucible of Worlds from Hand</text:p>
      <text:p text:style-name="Standard">&lt;wox2 (cz)&gt; End your turn?</text:p>
      <text:p text:style-name="Standard">&lt;Liam&gt; Thinking</text:p>
      <text:p text:style-name="Standard">&lt;Liam&gt; yeah pass</text:p>
      <text:p text:style-name="Standard">It is now turn 17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wox2 (cz) taps Cursed Scroll</text:p>
      <text:p text:style-name="Standard">wox2 (cz) taps Ankh of Mishra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&lt;wox2 (cz)&gt; End my turn</text:p>
      <text:p text:style-name="Standard">It is now turn 18 (Liam)</text:p>
      <text:p text:style-name="Standard">It is now the Beginning Phase, Untap Step</text:p>
      <text:p text:style-name="Standard">Liam untaps his/her permanents</text:p>
      <text:p text:style-name="Standard">Liam taps Bazaar of Baghdad</text:p>
      <text:p text:style-name="Standard">Liam draws a card</text:p>
      <text:p text:style-name="Standard">Liam draws a card</text:p>
      <text:p text:style-name="Standard">Liam puts Chalice of the Void to Graveyard from Hand</text:p>
      <text:p text:style-name="Standard">Liam puts Wasteland to Graveyard from Hand</text:p>
      <text:p text:style-name="Standard">Tangle Wire now has 1 (-1) counters.</text:p>
      <text:p text:style-name="Standard">Liam taps Tangle Wire</text:p>
      <text:p text:style-name="Standard">Liam draws a card</text:p>
      <text:p text:style-name="Standard">&lt;wox2 (cz)&gt; waiting on smokey</text:p>
      <text:p text:style-name="Standard">Liam taps Goblin Welder</text:p>
      <text:p text:style-name="Standard">Liam puts Mox Ruby into play from Graveyard</text:p>
      <text:p text:style-name="Standard">Liam puts Tangle Wire to Graveyard from Play</text:p>
      <text:p text:style-name="Standard">Liam taps Mox Ruby</text:p>
      <text:p text:style-name="Standard">Liam plays Shattering Spree from Hand</text:p>
      <text:p text:style-name="Standard">wox2 (cz) puts Ankh of Mishra to Graveyard from Play</text:p>
      <text:p text:style-name="Standard">Liam puts Shattering Spree to Graveyard from Play</text:p>
      <text:p text:style-name="Standard">Liam taps Goblin Welder</text:p>
      <text:p text:style-name="Standard">Liam puts Mox Ruby to Graveyard from Play</text:p>
      <text:p text:style-name="Standard">Liam puts Tangle Wire into play from Graveyard</text:p>
      <text:p text:style-name="Standard">Tangle Wire now has 4 (+4) counters.</text:p>
      <text:p text:style-name="Standard">Liam puts Mountain into play from Graveyard</text:p>
      <text:p text:style-name="Standard">Liam taps Mountain</text:p>
      <text:p text:style-name="Standard">Liam taps Barbarian Ring</text:p>
      <text:p text:style-name="Standard">wox2 (cz) puts Mogg Fanatic to Graveyard from Play</text:p>
      <text:p text:style-name="Standard">Liam puts Barbarian Ring to Graveyard from Play</text:p>
      <text:p text:style-name="Standard">&lt;wox2 (cz)&gt; one welder</text:p>
      <text:p text:style-name="Standard">&lt;wox2 (cz)&gt; down</text:p>
      <text:p text:style-name="Standard">Liam puts Goblin Welder to Graveyard from Play</text:p>
      <text:p text:style-name="Standard">It is now turn 19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wox2 (cz) taps Cursed Scroll</text:p>
      <text:p text:style-name="Standard">wox2 (cz) taps Cursed Scroll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End Phase, End Of Turn Step</text:p>
      <text:p text:style-name="Standard">&lt;wox2 (cz)&gt; End my turn</text:p>
      <text:p text:style-name="Standard">It is now turn 20 (Liam)</text:p>
      <text:p text:style-name="Standard">It is now the Beginning Phase, Untap Step</text:p>
      <text:p text:style-name="Standard">Liam untaps his/her permanents</text:p>
      <text:p text:style-name="Standard">&lt;wox2 (cz)&gt; strip mine...</text:p>
      <text:p text:style-name="Standard">Liam draws a card</text:p>
      <text:p text:style-name="Standard">Liam puts Barbarian Ring into play from Graveyard</text:p>
      <text:p text:style-name="Standard">Liam taps Mountain</text:p>
      <text:p text:style-name="Standard">Liam taps Barbarian Ring</text:p>
      <text:p text:style-name="Standard">&lt;wox2 (cz)&gt; g3</text:p>
      <text:p text:style-name="Standard">Tangle Wire now has 3 (-1) counters.</text:p>
      <text:p text:style-name="Standard">Liam taps Tangle Wire</text:p>
      <text:p text:style-name="Standard">Liam taps Crucible of Worlds</text:p>
      <text:p text:style-name="Standard">Liam taps Crucible of Worlds</text:p>
      <text:p text:style-name="Standard">&lt;Liam&gt; ok</text:p>
      <text:p text:style-name="Standard">&lt;Opponent is requesting a new game&gt;</text:p>
      <text:p text:style-name="Standard">Liam shuffles library</text:p>
      <text:p text:style-name="Standard">Liam draws 0 cards</text:p>
      <text:p text:style-name="Standard">wox2 (cz) shuffles library</text:p>
      <text:p text:style-name="Standard">&lt;wox2 (cz)&gt; I am ready.</text:p>
      <text:p text:style-name="Standard">wox2 (cz) draws 0 cards</text:p>
      <text:p text:style-name="Standard">&lt;-------- New Game Started --------&gt;</text:p>
      <text:p text:style-name="Standard">wox2 (cz)'s Security Code: 354E8BDA/sb [???]</text:p>
      <text:p text:style-name="Standard">Liam's Security Code: F5C6F936/sb [Type 1.5]</text:p>
      <text:p text:style-name="Standard">It is now turn 1 (Liam)</text:p>
      <text:p text:style-name="Standard">It is now the Beginning Phase, Untap Step</text:p>
      <text:p text:style-name="Standard">wox2 (cz) shuffles library</text:p>
      <text:p text:style-name="Standard">wox2 (cz) shuffles library</text:p>
      <text:p text:style-name="Standard">It is now turn 2 (wox2 (cz))</text:p>
      <text:p text:style-name="Standard">It is now the Beginning Phase, Untap Step</text:p>
      <text:p text:style-name="Standard">wox2 (cz) shuffles library</text:p>
      <text:p text:style-name="Standard">Liam shuffles library</text:p>
      <text:p text:style-name="Standard">wox2 (cz) shuffles library</text:p>
      <text:p text:style-name="Standard">Liam shuffles library</text:p>
      <text:p text:style-name="Standard">wox2 (cz) shuffles library</text:p>
      <text:p text:style-name="Standard">It is now the Precombat Main Phase</text:p>
      <text:p text:style-name="Standard">wox2 (cz) shuffles library</text:p>
      <text:p text:style-name="Standard">&lt;wox2 (cz)&gt; p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wox2 (cz) draws a card</text:p>
      <text:p text:style-name="Standard">Liam draws 7 cards</text:p>
      <text:p text:style-name="Standard">&lt;wox2 (cz)&gt; kp</text:p>
      <text:p text:style-name="Standard">&lt;Liam&gt; strip mine is a little absurd I agree</text:p>
      <text:p text:style-name="Standard">&lt;Liam&gt; Thinking</text:p>
      <text:p text:style-name="Standard">&lt;Liam&gt; kp</text:p>
      <text:p text:style-name="Standard">wox2 (cz) plays Mountain from Hand</text:p>
      <text:p text:style-name="Standard">wox2 (cz) taps Mountain</text:p>
      <text:p text:style-name="Standard">wox2 (cz) plays Mogg Fanatic from Hand</text:p>
      <text:p text:style-name="Standard">It is now the End Phase, End Of Turn Step</text:p>
      <text:p text:style-name="Standard">&lt;wox2 (cz)&gt; End my turn</text:p>
      <text:p text:style-name="Standard">It is now turn 3 (Liam)</text:p>
      <text:p text:style-name="Standard">It is now the Beginning Phase, Untap Step</text:p>
      <text:p text:style-name="Standard">Liam draws a card</text:p>
      <text:p text:style-name="Standard">Liam plays Mishra's Workshop from Hand</text:p>
      <text:p text:style-name="Standard">Liam taps Mishra's Workshop</text:p>
      <text:p text:style-name="Standard">Liam plays Trinisphere from Hand</text:p>
      <text:p text:style-name="Standard">&lt;wox2 (cz)&gt; especiall when deck is based on basics</text:p>
      <text:p text:style-name="Standard">&lt;wox2 (cz)&gt; Ok</text:p>
      <text:p text:style-name="Standard">&lt;Liam&gt; pass</text:p>
      <text:p text:style-name="Standard">It is now turn 4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Combat Phase, Declare Attackers Step</text:p>
      <text:p text:style-name="Standard">wox2 (cz) taps Mogg Fanatic</text:p>
      <text:p text:style-name="Standard">wox2 (cz) taps Mogg Fanatic</text:p>
      <text:p text:style-name="Standard">Liam's life total is now 19 (-1)</text:p>
      <text:p text:style-name="Standard">It is now the Combat Phase, End Of Combat Step</text:p>
      <text:p text:style-name="Standard">It is now the Postcombat Main Phase</text:p>
      <text:p text:style-name="Standard">wox2 (cz) plays Mountain from Hand</text:p>
      <text:p text:style-name="Standard">It is now the End Phase, End Of Turn Step</text:p>
      <text:p text:style-name="Standard">&lt;wox2 (cz)&gt; End my turn</text:p>
      <text:p text:style-name="Standard">It is now turn 5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Liam plays Mountain from Hand</text:p>
      <text:p text:style-name="Standard">Liam taps Mishra's Workshop</text:p>
      <text:p text:style-name="Standard">Liam plays Crucible of Worlds from Hand</text:p>
      <text:p text:style-name="Standard">&lt;wox2 (cz)&gt; Ok</text:p>
      <text:p text:style-name="Standard">&lt;Liam&gt; pass</text:p>
      <text:p text:style-name="Standard">It is now turn 6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It is now the Combat Phase, Declare Attackers Step</text:p>
      <text:p text:style-name="Standard">wox2 (cz) taps Mogg Fanatic</text:p>
      <text:p text:style-name="Standard">wox2 (cz) taps Mogg Fanatic</text:p>
      <text:p text:style-name="Standard">Liam's life total is now 18 (-1)</text:p>
      <text:p text:style-name="Standard">It is now the Postcombat Main Phase</text:p>
      <text:p text:style-name="Standard">wox2 (cz) plays Mountain from Hand</text:p>
      <text:p text:style-name="Standard">wox2 (cz) taps Mountain</text:p>
      <text:p text:style-name="Standard">wox2 (cz) taps Mountain</text:p>
      <text:p text:style-name="Standard">wox2 (cz) taps Mountain</text:p>
      <text:p text:style-name="Standard">Genju of the Spires is enchanting Mountain now</text:p>
      <text:p text:style-name="Standard">wox2 (cz) puts Genju of the Spires into play from Hand</text:p>
      <text:p text:style-name="Standard">It is now the End Phase, End Of Turn Step</text:p>
      <text:p text:style-name="Standard">&lt;wox2 (cz)&gt; End my turn</text:p>
      <text:p text:style-name="Standard">It is now turn 7 (Liam)</text:p>
      <text:p text:style-name="Standard">It is now the Beginning Phase, Untap Step</text:p>
      <text:p text:style-name="Standard">Liam untaps his/her permanents</text:p>
      <text:p text:style-name="Standard">Liam draws a card</text:p>
      <text:p text:style-name="Standard">&lt;Liam&gt; Thinking</text:p>
      <text:p text:style-name="Standard">Liam plays Bazaar of Baghdad from Hand</text:p>
      <text:p text:style-name="Standard">Liam taps Bazaar of Baghdad</text:p>
      <text:p text:style-name="Standard">Liam draws a card</text:p>
      <text:p text:style-name="Standard">Liam draws a card</text:p>
      <text:p text:style-name="Standard">Liam puts Mox Pearl to Graveyard from Hand</text:p>
      <text:p text:style-name="Standard">Liam puts Wasteland to Graveyard from Hand</text:p>
      <text:p text:style-name="Standard">Liam puts Barbarian Ring to Graveyard from Hand</text:p>
      <text:p text:style-name="Standard">Liam taps Mishra's Workshop</text:p>
      <text:p text:style-name="Standard">Liam taps Mountain</text:p>
      <text:p text:style-name="Standard">Liam plays Smokestack from Hand</text:p>
      <text:p text:style-name="Standard">&lt;Liam&gt; pass</text:p>
      <text:p text:style-name="Standard">It is now turn 8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It is now the Beginning Phase, Draw Step</text:p>
      <text:p text:style-name="Standard">wox2 (cz) draws a card</text:p>
      <text:p text:style-name="Standard">It is now the Precombat Main Phase</text:p>
      <text:p text:style-name="Standard">&lt;wox2 (cz)&gt; Thinking</text:p>
      <text:p text:style-name="Standard">wox2 (cz) plays Mountain from Hand</text:p>
      <text:p text:style-name="Standard">wox2 (cz) taps Mountain</text:p>
      <text:p text:style-name="Standard">wox2 (cz) taps Mountain</text:p>
      <text:p text:style-name="Standard">It is now the Combat Phase, Declare Attackers Step</text:p>
      <text:p text:style-name="Standard">wox2 (cz) taps Mogg Fanatic</text:p>
      <text:p text:style-name="Standard">wox2 (cz) taps Mountain</text:p>
      <text:p text:style-name="Standard">wox2 (cz) taps Mogg Fanatic</text:p>
      <text:p text:style-name="Standard">&lt;wox2 (cz)&gt; 7</text:p>
      <text:p text:style-name="Standard">Liam's life total is now 11 (-7)</text:p>
      <text:p text:style-name="Standard">It is now the End Phase, End Of Turn Step</text:p>
      <text:p text:style-name="Standard">&lt;wox2 (cz)&gt; End my turn</text:p>
      <text:p text:style-name="Standard">It is now turn 9 (Liam)</text:p>
      <text:p text:style-name="Standard">It is now the Beginning Phase, Untap Step</text:p>
      <text:p text:style-name="Standard">Liam untaps his/her permanents</text:p>
      <text:p text:style-name="Standard">Smokestack now has 1 (+1) counters.</text:p>
      <text:p text:style-name="Standard">Liam draws a card</text:p>
      <text:p text:style-name="Standard">&lt;Liam&gt; Thinking</text:p>
      <text:p text:style-name="Standard">Liam taps Mountain</text:p>
      <text:p text:style-name="Standard">Liam taps Mishra's Workshop</text:p>
      <text:p text:style-name="Standard">Liam plays Chalice of the Void from Hand</text:p>
      <text:p text:style-name="Standard">&lt;wox2 (cz)&gt; Ok</text:p>
      <text:p text:style-name="Standard">Chalice of the Void now has 2 (+2) counters.</text:p>
      <text:p text:style-name="Standard">&lt;Liam&gt; pass</text:p>
      <text:p text:style-name="Standard">&lt;wox2 (cz)&gt; ankh is a threat?</text:p>
      <text:p text:style-name="Standard">It is now turn 10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wox2 (cz) taps Mountain</text:p>
      <text:p text:style-name="Standard">wox2 (cz) taps Mountain</text:p>
      <text:p text:style-name="Standard">wox2 (cz) untaps Mountain</text:p>
      <text:p text:style-name="Standard">wox2 (cz) puts Mountain to Graveyard from Play</text:p>
      <text:p text:style-name="Standard">&lt;Liam&gt; well</text:p>
      <text:p text:style-name="Standard">It is now the Beginning Phase, Draw Step</text:p>
      <text:p text:style-name="Standard">wox2 (cz) draws a card</text:p>
      <text:p text:style-name="Standard">wox2 (cz) taps Mountain</text:p>
      <text:p text:style-name="Standard">Mountain is now Creature Land</text:p>
      <text:p text:style-name="Standard">Mountain is now 6/1</text:p>
      <text:p text:style-name="Standard">It is now the Precombat Main Phase</text:p>
      <text:p text:style-name="Standard">It is now the Combat Phase, Declare Attackers Step</text:p>
      <text:p text:style-name="Standard">wox2 (cz) taps Mogg Fanatic</text:p>
      <text:p text:style-name="Standard">wox2 (cz) taps Mountain</text:p>
      <text:p text:style-name="Standard">wox2 (cz) taps Mogg Fanatic</text:p>
      <text:p text:style-name="Standard">wox2 (cz) taps Mountain</text:p>
      <text:p text:style-name="Standard">Liam's life total is now 4 (-7)</text:p>
      <text:p text:style-name="Standard">It is now the Postcombat Main Phase</text:p>
      <text:p text:style-name="Standard">wox2 (cz) plays Mountain from Hand</text:p>
      <text:p text:style-name="Standard">It is now the End Phase, End Of Turn Step</text:p>
      <text:p text:style-name="Standard">&lt;wox2 (cz)&gt; End my turn</text:p>
      <text:p text:style-name="Standard">It is now turn 11 (Liam)</text:p>
      <text:p text:style-name="Standard">It is now the Beginning Phase, Untap Step</text:p>
      <text:p text:style-name="Standard">Liam untaps his/her permanents</text:p>
      <text:p text:style-name="Standard">Liam puts Chalice of the Void to Graveyard from Play</text:p>
      <text:p text:style-name="Standard">Smokestack now has 2 (+1) counters.</text:p>
      <text:p text:style-name="Standard">Liam draws a card</text:p>
      <text:p text:style-name="Standard">Liam taps Mishra's Workshop</text:p>
      <text:p text:style-name="Standard">Liam plays Black Lotus from Hand</text:p>
      <text:p text:style-name="Standard">Liam taps Black Lotus</text:p>
      <text:p text:style-name="Standard">&lt;wox2 (cz)&gt; Ok</text:p>
      <text:p text:style-name="Standard">Liam puts Black Lotus to Graveyard from Play</text:p>
      <text:p text:style-name="Standard">Liam plays Goblin Welder from Hand</text:p>
      <text:p text:style-name="Standard">&lt;wox2 (cz)&gt; Ok</text:p>
      <text:p text:style-name="Standard">&lt;Liam&gt; Thinking</text:p>
      <text:p text:style-name="Standard">&lt;wox2 (cz)&gt; still GG</text:p>
      <text:p text:style-name="Standard">Liam puts Wasteland into play from Graveyard</text:p>
      <text:p text:style-name="Standard">&lt;Liam&gt; pass</text:p>
      <text:p text:style-name="Standard">&lt;Liam&gt; you sure?</text:p>
      <text:p text:style-name="Standard">It is now turn 12 (wox2 (cz))</text:p>
      <text:p text:style-name="Standard">It is now the Beginning Phase, Untap Step</text:p>
      <text:p text:style-name="Standard">wox2 (cz) untaps his/her permanents</text:p>
      <text:p text:style-name="Standard">It is now the Beginning Phase, Upkeep Step</text:p>
      <text:p text:style-name="Standard">wox2 (cz) taps Mountain</text:p>
      <text:p text:style-name="Standard">wox2 (cz) taps Mountain</text:p>
      <text:p text:style-name="Standard">wox2 (cz) puts Mountain to Graveyard from Play</text:p>
      <text:p text:style-name="Standard">wox2 (cz) puts Mountain to Graveyard from Play</text:p>
      <text:p text:style-name="Standard">It is now the Beginning Phase, Draw Step</text:p>
      <text:p text:style-name="Standard">&lt;Liam&gt; if you have another land it is</text:p>
      <text:p text:style-name="Standard">&lt;Liam&gt; kinda hoping you don't</text:p>
      <text:p text:style-name="Standard">wox2 (cz) draws a card</text:p>
      <text:p text:style-name="Standard">It is now the Precombat Main Phase</text:p>
      <text:p text:style-name="Standard">&lt;wox2 (cz)&gt; why do I need land?</text:p>
      <text:p text:style-name="Standard">&lt;Liam&gt; to pay for genju</text:p>
      <text:p text:style-name="Standard">wox2 (cz) puts Mountain into play from Graveyard</text:p>
      <text:p text:style-name="Standard">wox2 (cz) puts Mountain into play from Graveyard</text:p>
      <text:p text:style-name="Standard">wox2 (cz) taps Mountain</text:p>
      <text:p text:style-name="Standard">wox2 (cz) taps Mountain</text:p>
      <text:p text:style-name="Standard">wox2 (cz) puts Mountain to Graveyard from Play</text:p>
      <text:p text:style-name="Standard">wox2 (cz) puts Mountain to Graveyard from Play</text:p>
      <text:p text:style-name="Standard">&lt;wox2 (cz)&gt; genju</text:p>
      <text:p text:style-name="Standard">&lt;Liam&gt; ah, right</text:p>
      <text:p text:style-name="Standard">wox2 (cz) reveals a Mishra's Factory</text:p>
      <text:p text:style-name="Standard">&lt;wox2 (cz)&gt; I have it</text:p>
      <text:p text:style-name="Standard">&lt;Liam&gt; ok cool</text:p>
      <text:p text:style-name="Standard">&lt;wox2 (cz)&gt; ;-)</text:p>
      <text:p text:style-name="Standard">wox2 (cz) reveals a Simian Spirit Guide</text:p>
      <text:p text:style-name="Standard">&lt;wox2 (cz)&gt; and I drawn simian</text:p>
      <text:p text:style-name="Standard">&lt;wox2 (cz)&gt; alone trini...</text:p>
      <text:p text:style-name="Standard">&lt;wox2 (cz)&gt; is never GG</text:p>
      <text:p text:style-name="Standard">&lt;Liam&gt; no I know</text:p>
      <text:p text:style-name="Standard">&lt;wox2 (cz)&gt; but spheres with strip mine is</text:p>
      <text:p text:style-name="Standard">&lt;Liam&gt; not a wonderful hand</text:p>
      <text:p text:style-name="Standard">&lt;wox2 (cz)&gt; it is as I told on forum</text:p>
      <text:p text:style-name="Standard">wox2 (cz) reveals a Chain Lightning</text:p>
      <text:p text:style-name="Standard">wox2 (cz) reveals a Cursed Scroll</text:p>
      <text:p text:style-name="Standard">wox2 (cz) reveals a Cursed Scroll</text:p>
      <text:p text:style-name="Standard">&lt;wox2 (cz)&gt; I was thinking I will play on something else</text:p>
      <text:p text:style-name="Standard">&lt;Liam&gt; ok</text:p>
      <text:p text:style-name="Standard">&lt;wox2 (cz)&gt; but you pressed me to thi</text:p>
      <text:p text:style-name="Standard">&lt;wox2 (cz)&gt; this</text:p>
      <text:p text:style-name="Standard">&lt;wox2 (cz)&gt; I need lands against stax</text:p>
      <text:p text:style-name="Standard">&lt;wox2 (cz)&gt; we both like them</text:p>
      <text:p text:style-name="Standard">&lt;wox2 (cz)&gt; and only one my problem is strip mine</text:p>
      <text:p text:style-name="Standard">&lt;wox2 (cz)&gt; if I have Ankh</text:p>
      <text:p text:style-name="Standard">&lt;Liam&gt; chalices can cause you problems too</text:p>
      <text:p text:style-name="Standard">&lt;wox2 (cz)&gt; that is really bad card for many people</text:p>
      <text:p text:style-name="Standard">&lt;wox2 (cz)&gt; yeah</text:p>
      <text:p text:style-name="Standard">&lt;wox2 (cz)&gt; they are worst</text:p>
      <text:p text:style-name="Standard">&lt;wox2 (cz)&gt; early chalice</text:p>
      <text:p text:style-name="Standard">&lt;wox2 (cz)&gt; but you lose your spells too...</text:p>
      <text:p text:style-name="Standard">&lt;wox2 (cz)&gt; all your creatures</text:p>
      <text:p text:style-name="Standard">&lt;Liam&gt; well</text:p>
      <text:p text:style-name="Standard">&lt;Liam&gt; you can shoot my creatures so it's not htat big a loss</text:p>
      <text:p text:style-name="Standard">&lt;wox2 (cz)&gt; and I have mishras and guides</text:p>
      <text:p text:style-name="Standard">&lt;wox2 (cz)&gt; I know</text:p>
      <text:p text:style-name="Standard">&lt;Liam&gt; wasteland &gt; factory</text:p>
      <text:p text:style-name="Standard">&lt;wox2 (cz)&gt; but I play only few bolts</text:p>
      <text:p text:style-name="Standard">&lt;Liam&gt; and beating down with simian is kinda funny</text:p>
      <text:p text:style-name="Standard">&lt;wox2 (cz)&gt; it is</text:p>
      <text:p text:style-name="Standard">&lt;Liam&gt; either way smokestack is what I need to fund</text:p>
      <text:p text:style-name="Standard">&lt;wox2 (cz)&gt; but the card is better than mox...</text:p>
      <text:p text:style-name="Standard">&lt;Liam&gt; simian spirit guide = reb of will though, that's part of why he's awesome</text:p>
      <text:p text:style-name="Standard">&lt;wox2 (cz)&gt; it is Lotus petal for me</text:p>
      <text:p text:style-name="Standard">&lt;wox2 (cz)&gt; without any disadvantiges</text:p>
      <text:p text:style-name="Standard">&lt;wox2 (cz)&gt; you could won first game I know that</text:p>
      <text:p text:style-name="Standard">&lt;wox2 (cz)&gt; you had all you need</text:p>
      <text:p text:style-name="Standard">&lt;wox2 (cz)&gt; trini in grave</text:p>
      <text:p text:style-name="Standard">&lt;wox2 (cz)&gt; smokey</text:p>
      <text:p text:style-name="Standard">&lt;wox2 (cz)&gt; crucible</text:p>
      <text:p text:style-name="Standard">&lt;wox2 (cz)&gt; and 5 lifes :-(</text:p>
      <text:p text:style-name="Standard">&lt;wox2 (cz)&gt; it was horrible to see that</text:p>
      <text:p text:style-name="Standard">&lt;wox2 (cz)&gt; I told myself... one more...</text:p>
      <text:p text:style-name="Standard">&lt;wox2 (cz)&gt; and you did it</text:p>
      <text:p text:style-name="Standard">&lt;wox2 (cz)&gt; played land</text:p>
      <text:p text:style-name="Standard">&lt;wox2 (cz)&gt; and gave me a chance</text:p>
      <text:p text:style-name="Standard">&lt;Liam&gt; yeah</text:p>
      <text:p text:style-name="Standard">&lt;Liam&gt; I knew it was probably impatient but</text:p>
      <text:p text:style-name="Standard">&lt;wox2 (cz)&gt; for many people this is bad deck</text:p>
      <text:p text:style-name="Standard">&lt;wox2 (cz)&gt; but for me it is not...</text:p>
      <text:p text:style-name="Standard">&lt;Liam&gt; with chalices 0 1 and 2, sor, and you had only 2 lands I figured I was alright</text:p>
      <text:p text:style-name="Standard">&lt;wox2 (cz)&gt; it seems competetive as stax</text:p>
      <text:p text:style-name="Standard">&lt;wox2 (cz)&gt; .-)</text:p>
      <text:p text:style-name="Standard">&lt;Liam&gt; well it's way too slow to fight combo or even drain</text:p>
      <text:p text:style-name="Standard">&lt;wox2 (cz)&gt; Stax or my deck?</text:p>
      <text:p text:style-name="Standard">Genju of the Spires is enchanting no target now</text:p>
      <text:p text:style-name="Standard">wox2 (cz) puts a Mountain on top of Library from Play</text:p>
      <text:p text:style-name="Standard">wox2 (cz) puts a Mogg Fanatic on top of Library from Play</text:p>
      <text:p text:style-name="Standard">wox2 (cz) puts a Mountain on top of Library from Play</text:p>
      <text:p text:style-name="Standard">wox2 (cz) puts a Genju of the Spires on top of Library from Play</text:p>
      <text:p text:style-name="Standard">&lt;Liam&gt; yours, I'd say</text:p>
      <text:p text:style-name="Standard">&lt;wox2 (cz)&gt; ;-)</text:p>
      <text:p text:style-name="Standard">&lt;wox2 (cz)&gt; it is only way...</text:p>
      <text:p text:style-name="Standard">&lt;Liam&gt; I'd be so happy to play against it with gifts</text:p>
      <text:p text:style-name="Standard">&lt;wox2 (cz)&gt; t not be killed by wasteland</text:p>
      <text:p text:style-name="Standard">&lt;wox2 (cz)&gt; gifts?</text:p>
      <text:p text:style-name="Standard">&lt;Liam&gt; pitchlong to a lesser extent I spend a lot of life with pitchlong</text:p>
      <text:p text:style-name="Standard">&lt;Liam&gt; yeah that's my main deck</text:p>
      <text:p text:style-name="Standard">&lt;wox2 (cz)&gt; my main deck are gifts</text:p>
      <text:p text:style-name="Standard">&lt;wox2 (cz)&gt; but this was build because of beginners</text:p>
      <text:p text:style-name="Standard">&lt;wox2 (cz)&gt; I am writing articles for them</text:p>
      <text:p text:style-name="Standard">&lt;wox2 (cz)&gt; and it works</text:p>
      <text:p text:style-name="Standard">&lt;Liam&gt; 's good</text:p>
      <text:p text:style-name="Standard">&lt;Liam&gt; it'll keep fish out of the winner bracket hehe</text:p>
      <text:p text:style-name="Standard">&lt;wox2 (cz)&gt; Long that has opening hand with trn one kill is bit anghry...</text:p>
      <text:p text:style-name="Standard">&lt;wox2 (cz)&gt; first turn kill</text:p>
      <text:p text:style-name="Standard">&lt;wox2 (cz)&gt; is anghry when I cast first turn pillar</text:p>
      <text:p text:style-name="Standard">&lt;wox2 (cz)&gt; with chalice</text:p>
      <text:p text:style-name="Standard">&lt;Liam&gt; pillar's a pain yeah</text:p>
      <text:p text:style-name="Standard">&lt;wox2 (cz)&gt; ;-)</text:p>
      <text:p text:style-name="Standard">&lt;wox2 (cz)&gt; if you have no fow it is</text:p>
      <text:p text:style-name="Standard">&lt;wox2 (cz)&gt; and if I have no other Simian with Pyro</text:p>
      <text:p text:style-name="Standard">&lt;wox2 (cz)&gt; this is frst red deck that seems for me competetive...</text:p>
      <text:p text:style-name="Standard">&lt;wox2 (cz)&gt; Stax is not red...</text:p>
      <text:p text:style-name="Standard">&lt;wox2 (cz)&gt; or MUD or workshop variants</text:p>
      <text:p text:style-name="Standard">&lt;Liam&gt; U/r fish used to be hot</text:p>
      <text:p text:style-name="Standard">&lt;Liam&gt; U/B/r can work pretty well right now</text:p>
      <text:p text:style-name="Standard">&lt;wox2 (cz)&gt; I am not sure...</text:p>
      <text:p text:style-name="Standard">&lt;wox2 (cz)&gt; I don´´t like much fishes...</text:p>
      <text:p text:style-name="Standard">&lt;wox2 (cz)&gt; but you may be right</text:p>
      <text:p text:style-name="Standard">&lt;wox2 (cz)&gt; do you want to try them?</text:p>
      <text:p text:style-name="Standard">&lt;System&gt; Player Lo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3-23T05:45:57</meta:creation-date>
    <dc:date>2007-03-23T05:49:55</dc:date>
    <meta:editing-cycles>2</meta:editing-cycles>
    <meta:editing-duration>PT3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2" meta:paragraph-count="1125" meta:word-count="6674" meta:character-count="34330"/>
  </office:meta>
</office:document-meta>
</file>